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WarnockPro-Regular" svg:font-family="WarnockPro-Regular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WarnockPro-Regular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WarnockPro-Regular" style:font-size-asian="8.5pt" style:language-asian="none" style:country-asian="none" style:font-style-asian="normal" style:font-weight-asian="normal" style:font-name-complex="WarnockPro-Regular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WarnockPro-Regular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WarnockPro-Regular" style:font-size-asian="8.5pt" style:language-asian="none" style:country-asian="none" style:font-style-asian="normal" style:font-weight-asian="normal" style:font-name-complex="WarnockPro-Regular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tf</text:p>
          </table:table-cell>
          <table:table-cell office:value-type="string" calcext:value-type="string">
            <text:p>censor</text:p>
          </table:table-cell>
          <table:table-cell office:value-type="string" calcext:value-type="string">
            <text:p>limit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84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7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1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9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6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5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8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9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53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6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6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2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2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2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75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7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7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47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8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7.3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WarnockPro-Regular" svg:font-family="WarnockPro-Regular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 style:data-style-name="N2" text:time-value="11:19:10.76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5T11:13:20.575000000</meta:creation-date>
    <dc:date>2021-02-05T11:15:56.910000000</dc:date>
    <meta:editing-duration>PT2M38S</meta:editing-duration>
    <meta:editing-cycles>2</meta:editing-cycles>
    <meta:generator>LibreOffice/7.0.4.2$Windows_x86 LibreOffice_project/dcf040e67528d9187c66b2379df5ea4407429775</meta:generator>
    <meta:document-statistic meta:table-count="1" meta:cell-count="71" meta:object-count="0"/>
  </office:meta>
</office:document-meta>
</file>